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4.642cm" svg:height="0.962cm" svg:x="5cm" svg:y="1.5cm">
          <draw:text-box>
            <text:p text:style-name="P1">YEP Database</text:p>
          </draw:text-box>
        </draw:frame>
        <draw:custom-shape draw:style-name="gr2" draw:text-style-name="P3" draw:id="id1" draw:layer="layout" svg:width="5.5cm" svg:height="4.5cm" svg:x="3cm" svg:y="3.5cm">
          <text:p text:style-name="P2"><text:span text:style-name="T1">Registration</text:span></text:p>
          <text:p text:style-name="P2"><text:span text:style-name="T2"/></text:p>
          <text:p text:style-name="P2"><text:span text:style-name="T2">GUID</text:span></text:p>
          <text:p text:style-name="P2"><text:span text:style-name="T2">PRODUCTID</text:span></text:p>
          <text:p text:style-name="P2"><text:span text:style-name="T2">REGDATE</text:span></text:p>
          <text:p text:style-name="P2"><text:span text:style-name="T2">NCCREGDATE</text:span></text:p>
          <text:p text:style-name="P2"><text:span text:style-name="T2"/></text:p>
          <text:p text:style-name="P2"><text:span text:style-name="T2">PKEY(GUID, PRODUCT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cm" svg:height="6cm" svg:x="1.5cm" svg:y="14.5cm">
          <text:p text:style-name="P2"><text:span text:style-name="T1">Products</text:span></text:p>
          <text:p text:style-name="P2"><text:span text:style-name="T2"/></text:p>
          <text:p text:style-name="P2"><text:span text:style-name="T2">PRODUCTDATAID (PKEY)</text:span></text:p>
          <text:p text:style-name="P2"><text:span text:style-name="T2">PRODUCT</text:span></text:p>
          <text:p text:style-name="P2"><text:span text:style-name="T2">VERSION</text:span></text:p>
          <text:p text:style-name="P2"><text:span text:style-name="T2">REL</text:span></text:p>
          <text:p text:style-name="P2"><text:span text:style-name="T2">ARCH</text:span></text:p>
          <text:p text:style-name="P2"><text:span text:style-name="T2">...</text:span></text:p>
          <text:p text:style-name="P2"><text:span text:style-name="T2"/></text:p>
          <text:p text:style-name="P2"><text:span text:style-name="T2">UNIQUE(</text:span></text:p>
          <text:p text:style-name="P2"><text:span text:style-name="T2"><text:s text:c="2"/></text:span><text:span text:style-name="T2">PRODUCTLOWER,</text:span></text:p>
          <text:p text:style-name="P2"><text:span text:style-name="T2"><text:s text:c="2"/></text:span><text:span text:style-name="T2">VERSIONLOWER,</text:span></text:p>
          <text:p text:style-name="P2"><text:span text:style-name="T2"><text:s text:c="2"/></text:span><text:span text:style-name="T2">RELLOWER, </text:span></text:p>
          <text:p text:style-name="P2"><text:span text:style-name="T2"><text:s text:c="2"/></text:span><text:span text:style-name="T2">ARCHLOWER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5.5cm" svg:height="4.5cm" svg:x="7.5cm" svg:y="9.5cm">
          <text:p text:style-name="P2"><text:span text:style-name="T1">ProductCatalog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CATALOGID</text:span></text:p>
          <text:p text:style-name="P2"><text:span text:style-name="T2">OPTIONAL</text:span></text:p>
          <text:p text:style-name="P2"><text:span text:style-name="T2"/></text:p>
          <text:p text:style-name="P2"><text:span text:style-name="T2">PKEY( <text:s/>PRODUCTDATAID,</text:span></text:p>
          <text:p text:style-name="P2"><text:span text:style-name="T2"><text:s text:c="12"/></text:span><text:span text:style-name="T2">CATALOGID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5cm" svg:height="5.5cm" svg:x="14.5cm" svg:y="14.5cm">
          <text:p text:style-name="P2"><text:span text:style-name="T1">Catalogs</text:span></text:p>
          <text:p text:style-name="P2"><text:span text:style-name="T2"/></text:p>
          <text:p text:style-name="P2"><text:span text:style-name="T2">CATALOGID <text:s/>(PKEY)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TARGET</text:span></text:p>
          <text:p text:style-name="P2"><text:span text:style-name="T2">LOCALPATH</text:span></text:p>
          <text:p text:style-name="P2"><text:span text:style-name="T2">EXTURL</text:span></text:p>
          <text:p text:style-name="P2"><text:span text:style-name="T2">...</text:span></text:p>
          <text:p text:style-name="P2"><text:span text:style-name="T2"/></text:p>
          <text:p text:style-name="P2"><text:span text:style-name="T2">UNIQUE(NAME, TARGE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6" draw:layer="layout" svg:width="5cm" svg:height="4.5cm" svg:x="1.5cm" svg:y="23cm">
          <text:p text:style-name="P2"><text:span text:style-name="T1">ProductDependencies</text:span></text:p>
          <text:p text:style-name="P2"><text:span text:style-name="T2"/></text:p>
          <text:p text:style-name="P2"><text:span text:style-name="T2">PARENT_PRODUCT_ID</text:span></text:p>
          <text:p text:style-name="P2"><text:span text:style-name="T2">CHILD_PRODUCT_ID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4.5cm" svg:height="4.5cm" svg:x="14cm" svg:y="3.5cm">
          <text:p text:style-name="P2"><text:span text:style-name="T1">MachineData</text:span></text:p>
          <text:p text:style-name="P2"><text:span text:style-name="T2"/></text:p>
          <text:p text:style-name="P2"><text:span text:style-name="T2">GUID</text:span></text:p>
          <text:p text:style-name="P2"><text:span text:style-name="T2">KEYNAME</text:span></text:p>
          <text:p text:style-name="P2"><text:span text:style-name="T2">VALUE</text:span></text:p>
          <text:p text:style-name="P2"><text:span text:style-name="T2"/></text:p>
          <text:p text:style-name="P2"><text:span text:style-name="T2">PKEY(GUID, KEY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8.5cm" svg:y1="5.75cm" svg:x2="14cm" svg:y2="5.75cm" draw:start-shape="id1" draw:start-glue-point="1" draw:end-shape="id2" draw:end-glue-point="3">
          <text:p text:style-name="P1"/>
        </draw:connector>
        <draw:connector draw:style-name="gr3" draw:text-style-name="P5" draw:layer="layout" draw:type="line" svg:x1="5.75cm" svg:y1="8cm" svg:x2="4cm" svg:y2="14.5cm" draw:start-shape="id1" draw:start-glue-point="2" draw:end-shape="id3">
          <text:p text:style-name="P1"/>
        </draw:connector>
        <draw:connector draw:style-name="gr3" draw:text-style-name="P5" draw:layer="layout" draw:type="line" svg:x1="6.5cm" svg:y1="17.5cm" svg:x2="10.25cm" svg:y2="14cm" draw:start-shape="id3" draw:start-glue-point="1" draw:end-shape="id4" draw:end-glue-point="2">
          <text:p text:style-name="P1"/>
        </draw:connector>
        <draw:connector draw:style-name="gr3" draw:text-style-name="P5" draw:layer="layout" draw:type="line" svg:x1="10.25cm" svg:y1="14cm" svg:x2="14.5cm" svg:y2="17.25cm" draw:start-shape="id4" draw:start-glue-point="2" draw:end-shape="id5" draw:end-glue-point="3">
          <text:p text:style-name="P1"/>
        </draw:connector>
        <draw:connector draw:style-name="gr3" draw:text-style-name="P5" draw:layer="layout" draw:type="line" svg:x1="4cm" svg:y1="20.5cm" svg:x2="4cm" svg:y2="23cm" draw:start-shape="id3" draw:start-glue-point="2" draw:end-shape="id6">
          <text:p text:style-name="P1"/>
        </draw:connector>
        <draw:frame draw:style-name="gr4" draw:text-style-name="P6" draw:layer="layout" svg:width="3.5cm" svg:height="1.25cm" svg:x="1.5cm" svg:y="10.5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1.5cm" svg:height="0.75cm" svg:x="10.5cm" svg:y="5cm">
          <draw:text-box>
            <text:p text:style-name="P1"><text:span text:style-name="T2">GUID</text:span></text:p>
          </draw:text-box>
        </draw:frame>
        <draw:frame draw:style-name="gr6" draw:text-style-name="P6" draw:layer="layout" svg:width="3.5cm" svg:height="0.645cm" svg:x="7cm" svg:y="15cm">
          <draw:text-box>
            <text:p text:style-name="P1"><text:span text:style-name="T2">PRODUCTDATAID</text:span></text:p>
          </draw:text-box>
        </draw:frame>
        <draw:frame draw:style-name="gr5" draw:text-style-name="P6" draw:layer="layout" svg:width="2.5cm" svg:height="0.75cm" svg:x="12cm" svg:y="15cm">
          <draw:text-box>
            <text:p text:style-name="P1"><text:span text:style-name="T2">CATALOG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9T17:04:37</meta:creation-date>
    <dc:date>2008-02-01T14:12:20</dc:date>
    <meta:editing-cycles>4</meta:editing-cycles>
    <meta:editing-duration>PT1H6M26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